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fo:font-size="14pt" style:font-size-asian="14pt" style:font-size-complex="14pt"/>
    </style:style>
    <style:style style:name="P4" style:parent-style-name="Normal" style:family="paragraph">
      <style:paragraph-properties fo:text-align="center"/>
      <style:text-properties fo:font-weight="bold" style:font-weight-asian="bold" fo:font-size="14pt" style:font-size-asian="14pt" style:font-size-complex="14pt"/>
    </style:style>
    <style:style style:name="TableColumn6" style:family="table-column">
      <style:table-column-properties style:column-width="2.093in"/>
    </style:style>
    <style:style style:name="TableColumn7" style:family="table-column">
      <style:table-column-properties style:column-width="2.093in"/>
    </style:style>
    <style:style style:name="TableColumn8" style:family="table-column">
      <style:table-column-properties style:column-width="2.0958in"/>
    </style:style>
    <style:style style:name="Table5" style:family="table">
      <style:table-properties style:width="6.2819in" fo:margin-left="0in" table:align="left"/>
    </style:style>
    <style:style style:name="TableRow9" style:family="table-row">
      <style:table-row-properties style:min-row-height="0.2152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style>
    <style:style style:name="TableRow16" style:family="table-row">
      <style:table-row-properties style:min-row-height="0.2027i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19" style:family="table-row">
      <style:table-row-properties style:min-row-height="0.2027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min-row-height="0.2027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min-row-height="0.2027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min-row-height="0.2027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min-row-height="0.2027in"/>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50" style:family="table-row">
      <style:table-row-properties style:min-row-height="0.2027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min-row-height="0.2027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min-row-height="0.2027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min-row-height="0.2027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min-row-height="0.2027in"/>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81" style:family="table-row">
      <style:table-row-properties style:min-row-height="0.2027i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min-row-height="0.2027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min-row-height="0.2027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min-row-height="0.2027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min-row-height="0.2027in"/>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112" style:family="table-row">
      <style:table-row-properties style:min-row-height="0.2027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Row119" style:family="table-row">
      <style:table-row-properties style:min-row-height="0.2027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min-row-height="0.2027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Row133" style:family="table-row">
      <style:table-row-properties style:min-row-height="0.2027i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min-row-height="0.2027in"/>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143" style:family="table-row">
      <style:table-row-properties style:min-row-height="0.2027in"/>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min-row-height="0.2027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Row157" style:family="table-row">
      <style:table-row-properties style:min-row-height="0.2027i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min-row-height="0.2027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olumn172" style:family="table-column">
      <style:table-column-properties style:column-width="2.093in"/>
    </style:style>
    <style:style style:name="TableColumn173" style:family="table-column">
      <style:table-column-properties style:column-width="2.093in"/>
    </style:style>
    <style:style style:name="TableColumn174" style:family="table-column">
      <style:table-column-properties style:column-width="2.0958in"/>
    </style:style>
    <style:style style:name="Table171" style:family="table">
      <style:table-properties style:width="6.2819in" fo:margin-left="0in" table:align="left"/>
    </style:style>
    <style:style style:name="TableRow175" style:family="table-row">
      <style:table-row-properties style:min-row-height="0.2027in"/>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178" style:family="table-row">
      <style:table-row-properties style:min-row-height="0.2027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weight="bold" style:font-weight-asian="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weight="bold" style:font-weight-asian="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weight="bold" style:font-weight-asian="bold"/>
    </style:style>
    <style:style style:name="TableRow185" style:family="table-row">
      <style:table-row-properties style:min-row-height="0.2027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Row192" style:family="table-row">
      <style:table-row-properties style:min-row-height="0.2027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min-row-height="0.2027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Row206" style:family="table-row">
      <style:table-row-properties style:min-row-height="0.2027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min-row-height="0.2027in"/>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fo:text-align="center" fo:margin-bottom="0in" fo:line-height="100%"/>
    </style:style>
    <style:style style:name="T216" style:parent-style-name="DefaultParagraphFont" style:family="text">
      <style:text-properties style:text-underline-type="single" style:text-underline-style="solid" style:text-underline-width="auto" style:text-underline-mode="continuous"/>
    </style:style>
    <style:style style:name="TableRow217" style:family="table-row">
      <style:table-row-properties style:min-row-height="0.2027i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Row224" style:family="table-row">
      <style:table-row-properties style:min-row-height="0.2027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min-row-height="0.2027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Row238" style:family="table-row">
      <style:table-row-properties style:min-row-height="0.2027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P245" style:parent-style-name="Normal" style:family="paragraph">
      <style:paragraph-properties fo:text-align="center"/>
      <style:text-properties fo:font-weight="bold" style:font-weight-asian="bold" fo:font-size="14pt" style:font-size-asian="14pt" style:font-size-complex="14pt"/>
    </style:style>
    <style:style style:name="P246" style:parent-style-name="Normal" style:family="paragraph">
      <style:paragraph-properties fo:text-align="center"/>
      <style:text-properties fo:font-weight="bold" style:font-weight-asian="bold" fo:font-size="14pt" style:font-size-asian="14pt" style:font-size-complex="14pt"/>
    </style:style>
    <style:style style:family="graphic" style:name="a0">
      <style:graphic-properties/>
    </style:style>
    <style:style style:family="graphic" style:name="a1">
      <style:graphic-properties/>
    </style:style>
  </office:automatic-styles>
  <office:body>
    <office:text text:use-soft-page-breaks="true">
      <text:p text:style-name="P1">Assignment 1</text:p>
      <text:p text:style-name="P2">Niall Buckley: 115571753</text:p>
      <text:p text:style-name="P3">Introduction</text:p>
      <text:p text:style-name="Normal">For my assignment I ran Direct sort, Ranking sort, Bucket sort and Odd Even Sort on 1,2,4,8,16,32 processors and ran it on a fixed size array of 100’000 elements. I tested the<text:s/>execution time separately for communication and computation, in order to gain a better understanding of the performance of algorithms in a parallel environment.</text:p>
      <text:p text:style-name="P4">Data</text:p>
      <text:p text:style-name="Normal">Execution Time averages:</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Sorting Algorithm</text:p>
          </table:table-cell>
          <table:table-cell table:style-name="TableCell12">
            <text:p text:style-name="P13">Computation</text:p>
          </table:table-cell>
          <table:table-cell table:style-name="TableCell14">
            <text:p text:style-name="P15">Communication</text:p>
          </table:table-cell>
        </table:table-row>
        <table:table-row table:style-name="TableRow16">
          <table:table-cell table:style-name="TableCell17" table:number-columns-spanned="3">
            <text:p text:style-name="P18">Number of<text:s/>Processors = 2</text:p>
          </table:table-cell>
          <table:covered-table-cell/>
          <table:covered-table-cell/>
        </table:table-row>
        <table:table-row table:style-name="TableRow19">
          <table:table-cell table:style-name="TableCell20">
            <text:p text:style-name="P21">Ranking</text:p>
          </table:table-cell>
          <table:table-cell table:style-name="TableCell22">
            <text:p text:style-name="P23">41.072421</text:p>
          </table:table-cell>
          <table:table-cell table:style-name="TableCell24">
            <text:p text:style-name="P25">0.4656125</text:p>
          </table:table-cell>
        </table:table-row>
        <table:table-row table:style-name="TableRow26">
          <table:table-cell table:style-name="TableCell27">
            <text:p text:style-name="P28">Bucket</text:p>
          </table:table-cell>
          <table:table-cell table:style-name="TableCell29">
            <text:p text:style-name="P30">0.011059</text:p>
          </table:table-cell>
          <table:table-cell table:style-name="TableCell31">
            <text:p text:style-name="P32">0.001386</text:p>
          </table:table-cell>
        </table:table-row>
        <table:table-row table:style-name="TableRow33">
          <table:table-cell table:style-name="TableCell34">
            <text:p text:style-name="P35">Odd - Even</text:p>
          </table:table-cell>
          <table:table-cell table:style-name="TableCell36">
            <text:p text:style-name="P37">0.0096485</text:p>
          </table:table-cell>
          <table:table-cell table:style-name="TableCell38">
            <text:p text:style-name="P39">0.0012705</text:p>
          </table:table-cell>
        </table:table-row>
        <table:table-row table:style-name="TableRow40">
          <table:table-cell table:style-name="TableCell41">
            <text:p text:style-name="P42">Direct</text:p>
          </table:table-cell>
          <table:table-cell table:style-name="TableCell43">
            <text:p text:style-name="P44">0.022165</text:p>
          </table:table-cell>
          <table:table-cell table:style-name="TableCell45">
            <text:p text:style-name="P46">0.002627</text:p>
          </table:table-cell>
        </table:table-row>
        <table:table-row table:style-name="TableRow47">
          <table:table-cell table:style-name="TableCell48" table:number-columns-spanned="3">
            <text:p text:style-name="P49">Number of Processors = 4</text:p>
          </table:table-cell>
          <table:covered-table-cell/>
          <table:covered-table-cell/>
        </table:table-row>
        <table:table-row table:style-name="TableRow50">
          <table:table-cell table:style-name="TableCell51">
            <text:p text:style-name="P52">Ranking</text:p>
          </table:table-cell>
          <table:table-cell table:style-name="TableCell53">
            <text:p text:style-name="P54">21.08241125</text:p>
          </table:table-cell>
          <table:table-cell table:style-name="TableCell55">
            <text:p text:style-name="P56">0.18825875</text:p>
          </table:table-cell>
        </table:table-row>
        <table:table-row table:style-name="TableRow57">
          <table:table-cell table:style-name="TableCell58">
            <text:p text:style-name="P59">Bucket</text:p>
          </table:table-cell>
          <table:table-cell table:style-name="TableCell60">
            <text:p text:style-name="P61">0.012933</text:p>
          </table:table-cell>
          <table:table-cell table:style-name="TableCell62">
            <text:p text:style-name="P63">0.008442</text:p>
          </table:table-cell>
        </table:table-row>
        <table:table-row table:style-name="TableRow64">
          <table:table-cell table:style-name="TableCell65">
            <text:p text:style-name="P66">Odd - Even</text:p>
          </table:table-cell>
          <table:table-cell table:style-name="TableCell67">
            <text:p text:style-name="P68">0.00527375</text:p>
          </table:table-cell>
          <table:table-cell table:style-name="TableCell69">
            <text:p text:style-name="P70">0.007675</text:p>
          </table:table-cell>
        </table:table-row>
        <table:table-row table:style-name="TableRow71">
          <table:table-cell table:style-name="TableCell72">
            <text:p text:style-name="P73">Direct</text:p>
          </table:table-cell>
          <table:table-cell table:style-name="TableCell74">
            <text:p text:style-name="P75">0.0112975</text:p>
          </table:table-cell>
          <table:table-cell table:style-name="TableCell76">
            <text:p text:style-name="P77">0.00390175</text:p>
          </table:table-cell>
        </table:table-row>
        <table:table-row table:style-name="TableRow78">
          <table:table-cell table:style-name="TableCell79" table:number-columns-spanned="3">
            <text:p text:style-name="P80">Number of Processors = 8</text:p>
          </table:table-cell>
          <table:covered-table-cell/>
          <table:covered-table-cell/>
        </table:table-row>
        <table:table-row table:style-name="TableRow81">
          <table:table-cell table:style-name="TableCell82">
            <text:p text:style-name="P83">Ranking</text:p>
          </table:table-cell>
          <table:table-cell table:style-name="TableCell84">
            <text:p text:style-name="P85">21.21232625</text:p>
          </table:table-cell>
          <table:table-cell table:style-name="TableCell86">
            <text:p text:style-name="P87">0.20223925</text:p>
          </table:table-cell>
        </table:table-row>
        <table:table-row table:style-name="TableRow88">
          <table:table-cell table:style-name="TableCell89">
            <text:p text:style-name="P90">Bucket</text:p>
          </table:table-cell>
          <table:table-cell table:style-name="TableCell91">
            <text:p text:style-name="P92">0.004369625</text:p>
          </table:table-cell>
          <table:table-cell table:style-name="TableCell93">
            <text:p text:style-name="P94">0.011325125</text:p>
          </table:table-cell>
        </table:table-row>
        <table:table-row table:style-name="TableRow95">
          <table:table-cell table:style-name="TableCell96">
            <text:p text:style-name="P97">Odd - Even</text:p>
          </table:table-cell>
          <table:table-cell table:style-name="TableCell98">
            <text:p text:style-name="P99">0.00293925</text:p>
          </table:table-cell>
          <table:table-cell table:style-name="TableCell100">
            <text:p text:style-name="P101">0.007460625</text:p>
          </table:table-cell>
        </table:table-row>
        <table:table-row table:style-name="TableRow102">
          <table:table-cell table:style-name="TableCell103">
            <text:p text:style-name="P104">Direct</text:p>
          </table:table-cell>
          <table:table-cell table:style-name="TableCell105">
            <text:p text:style-name="P106">0.002636125</text:p>
          </table:table-cell>
          <table:table-cell table:style-name="TableCell107">
            <text:p text:style-name="P108">0.020109875</text:p>
          </table:table-cell>
        </table:table-row>
        <table:table-row table:style-name="TableRow109">
          <table:table-cell table:style-name="TableCell110" table:number-columns-spanned="3">
            <text:p text:style-name="P111">Number of Processors = 16</text:p>
          </table:table-cell>
          <table:covered-table-cell/>
          <table:covered-table-cell/>
        </table:table-row>
        <table:table-row table:style-name="TableRow112">
          <table:table-cell table:style-name="TableCell113">
            <text:p text:style-name="P114">Ranking</text:p>
          </table:table-cell>
          <table:table-cell table:style-name="TableCell115">
            <text:p text:style-name="P116">21.69204706</text:p>
          </table:table-cell>
          <table:table-cell table:style-name="TableCell117">
            <text:p text:style-name="P118">0.570067625</text:p>
          </table:table-cell>
        </table:table-row>
        <table:table-row table:style-name="TableRow119">
          <table:table-cell table:style-name="TableCell120">
            <text:p text:style-name="P121">Bucket</text:p>
          </table:table-cell>
          <table:table-cell table:style-name="TableCell122">
            <text:p text:style-name="P123">0.0023505</text:p>
          </table:table-cell>
          <table:table-cell table:style-name="TableCell124">
            <text:p text:style-name="P125">0.0328755</text:p>
          </table:table-cell>
        </table:table-row>
        <table:table-row table:style-name="TableRow126">
          <table:table-cell table:style-name="TableCell127">
            <text:p text:style-name="P128">Odd - Even</text:p>
          </table:table-cell>
          <table:table-cell table:style-name="TableCell129">
            <text:p text:style-name="P130">0.001411813</text:p>
          </table:table-cell>
          <table:table-cell table:style-name="TableCell131">
            <text:p text:style-name="P132">0.00902188</text:p>
          </table:table-cell>
        </table:table-row>
        <table:table-row table:style-name="TableRow133">
          <table:table-cell table:style-name="TableCell134">
            <text:p text:style-name="P135">Direct</text:p>
          </table:table-cell>
          <table:table-cell table:style-name="TableCell136">
            <text:p text:style-name="P137">0.001597563</text:p>
          </table:table-cell>
          <table:table-cell table:style-name="TableCell138">
            <text:p text:style-name="P139">0.019098688</text:p>
          </table:table-cell>
        </table:table-row>
        <table:table-row table:style-name="TableRow140">
          <table:table-cell table:style-name="TableCell141" table:number-columns-spanned="3">
            <text:p text:style-name="P142">Number of Processors = 32</text:p>
          </table:table-cell>
          <table:covered-table-cell/>
          <table:covered-table-cell/>
        </table:table-row>
        <table:table-row table:style-name="TableRow143">
          <table:table-cell table:style-name="TableCell144">
            <text:p text:style-name="P145">Ranking</text:p>
          </table:table-cell>
          <table:table-cell table:style-name="TableCell146">
            <text:p text:style-name="P147">21.43843347</text:p>
          </table:table-cell>
          <table:table-cell table:style-name="TableCell148">
            <text:p text:style-name="P149">0.241907375</text:p>
          </table:table-cell>
        </table:table-row>
        <table:table-row table:style-name="TableRow150">
          <table:table-cell table:style-name="TableCell151">
            <text:p text:style-name="P152">Bucket</text:p>
          </table:table-cell>
          <table:table-cell table:style-name="TableCell153">
            <text:p text:style-name="P154">0.002141688</text:p>
          </table:table-cell>
          <table:table-cell table:style-name="TableCell155">
            <text:p text:style-name="P156">0.056131563</text:p>
          </table:table-cell>
        </table:table-row>
        <table:table-row table:style-name="TableRow157">
          <table:table-cell table:style-name="TableCell158">
            <text:p text:style-name="P159">Odd-Even</text:p>
          </table:table-cell>
          <table:table-cell table:style-name="TableCell160">
            <text:p text:style-name="P161">0.000469125</text:p>
          </table:table-cell>
          <table:table-cell table:style-name="TableCell162">
            <text:p text:style-name="P163">0.028408969</text:p>
          </table:table-cell>
        </table:table-row>
        <table:table-row table:style-name="TableRow164">
          <table:table-cell table:style-name="TableCell165">
            <text:p text:style-name="P166">Direct</text:p>
          </table:table-cell>
          <table:table-cell table:style-name="TableCell167">
            <text:p text:style-name="P168">0.000806781</text:p>
          </table:table-cell>
          <table:table-cell table:style-name="TableCell169">
            <text:p text:style-name="P170">0.040165438</text:p>
          </table:table-cell>
        </table:table-row>
      </table:table>
      <text:p text:style-name="Normal"/>
      <text:p text:style-name="Normal">Comparison of the average execution time of the sorting algorithms running on the simulated 32 processors compared to using separate machines using 32 actual cores, by using various machines in the lab.</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able:number-columns-spanned="3">
            <text:p text:style-name="P177">Number of Processors = 32 (Non- Simulated processors)</text:p>
          </table:table-cell>
          <table:covered-table-cell/>
          <table:covered-table-cell/>
        </table:table-row>
        <table:table-row table:style-name="TableRow178">
          <table:table-cell table:style-name="TableCell179">
            <text:p text:style-name="P180">Sorting Algorithm</text:p>
          </table:table-cell>
          <table:table-cell table:style-name="TableCell181">
            <text:p text:style-name="P182">Computation</text:p>
          </table:table-cell>
          <table:table-cell table:style-name="TableCell183">
            <text:p text:style-name="P184">Communication</text:p>
          </table:table-cell>
        </table:table-row>
        <text:soft-page-break/>
        <table:table-row table:style-name="TableRow185">
          <table:table-cell table:style-name="TableCell186">
            <text:p text:style-name="P187">Ranking</text:p>
          </table:table-cell>
          <table:table-cell table:style-name="TableCell188">
            <text:p text:style-name="P189">2.848059938</text:p>
          </table:table-cell>
          <table:table-cell table:style-name="TableCell190">
            <text:p text:style-name="P191">0.190579</text:p>
          </table:table-cell>
        </table:table-row>
        <table:table-row table:style-name="TableRow192">
          <table:table-cell table:style-name="TableCell193">
            <text:p text:style-name="P194">Bucket</text:p>
          </table:table-cell>
          <table:table-cell table:style-name="TableCell195">
            <text:p text:style-name="P196">0.001589188</text:p>
          </table:table-cell>
          <table:table-cell table:style-name="TableCell197">
            <text:p text:style-name="P198">0.045892719</text:p>
          </table:table-cell>
        </table:table-row>
        <table:table-row table:style-name="TableRow199">
          <table:table-cell table:style-name="TableCell200">
            <text:p text:style-name="P201">Odd-Even</text:p>
          </table:table-cell>
          <table:table-cell table:style-name="TableCell202">
            <text:p text:style-name="P203">0.0005027</text:p>
          </table:table-cell>
          <table:table-cell table:style-name="TableCell204">
            <text:p text:style-name="P205">0.1033021</text:p>
          </table:table-cell>
        </table:table-row>
        <table:table-row table:style-name="TableRow206">
          <table:table-cell table:style-name="TableCell207">
            <text:p text:style-name="P208">Direct</text:p>
          </table:table-cell>
          <table:table-cell table:style-name="TableCell209">
            <text:p text:style-name="P210">0.001050118</text:p>
          </table:table-cell>
          <table:table-cell table:style-name="TableCell211">
            <text:p text:style-name="P212">0.143343588</text:p>
          </table:table-cell>
        </table:table-row>
        <table:table-row table:style-name="TableRow213">
          <table:table-cell table:style-name="TableCell214" table:number-columns-spanned="3">
            <text:p text:style-name="P215"><text:span text:style-name="T216">Number of Processors = 32(Simulated processors)</text:span></text:p>
          </table:table-cell>
          <table:covered-table-cell/>
          <table:covered-table-cell/>
        </table:table-row>
        <table:table-row table:style-name="TableRow217">
          <table:table-cell table:style-name="TableCell218">
            <text:p text:style-name="P219">Ranking</text:p>
          </table:table-cell>
          <table:table-cell table:style-name="TableCell220">
            <text:p text:style-name="P221">21.43843347</text:p>
          </table:table-cell>
          <table:table-cell table:style-name="TableCell222">
            <text:p text:style-name="P223">0.241907375</text:p>
          </table:table-cell>
        </table:table-row>
        <table:table-row table:style-name="TableRow224">
          <table:table-cell table:style-name="TableCell225">
            <text:p text:style-name="P226">Bucket</text:p>
          </table:table-cell>
          <table:table-cell table:style-name="TableCell227">
            <text:p text:style-name="P228">0.002141688</text:p>
          </table:table-cell>
          <table:table-cell table:style-name="TableCell229">
            <text:p text:style-name="P230">0.056131563</text:p>
          </table:table-cell>
        </table:table-row>
        <table:table-row table:style-name="TableRow231">
          <table:table-cell table:style-name="TableCell232">
            <text:p text:style-name="P233">Odd-Even</text:p>
          </table:table-cell>
          <table:table-cell table:style-name="TableCell234">
            <text:p text:style-name="P235">0.000469125</text:p>
          </table:table-cell>
          <table:table-cell table:style-name="TableCell236">
            <text:p text:style-name="P237">0.028408969</text:p>
          </table:table-cell>
        </table:table-row>
        <table:table-row table:style-name="TableRow238">
          <table:table-cell table:style-name="TableCell239">
            <text:p text:style-name="P240">Direct</text:p>
          </table:table-cell>
          <table:table-cell table:style-name="TableCell241">
            <text:p text:style-name="P242">0.000806781</text:p>
          </table:table-cell>
          <table:table-cell table:style-name="TableCell243">
            <text:p text:style-name="P244">0.040165438</text:p>
          </table:table-cell>
        </table:table-row>
      </table:table>
      <text:p text:style-name="Normal"/>
      <text:p text:style-name="P245">Analysis</text:p>
      <text:p text:style-name="Normal">As you can see from the above table the time spend for the program to communicate to its processors in the<text:s/>communicator increases as the number of processers increase. However, the time spent on computation slowly drop as we add more processors to the program. <text:s/>This gets to a certain latency point where no matter how many processors we add, the computation time<text:s/>will no longer decrease. <text:s/></text:p>
      <text:p text:style-name="Normal">We can gather from the graph below that the total execution time reaches a point of optimality (in this case around 4 processors), where increasing the number of processors hurts the total execution time of the program. It’s better to try find the sweet spot where the processors reduce the computation time without spending too much time communicating with other processors.</text:p>
      <text:p text:style-name="Normal">(Ranking sort was removed as its execution time was too high, but it follows a similar pattern as the three<text:s/>below)</text:p>
      <text:p text:style-name="Normal"><draw:frame draw:style-name="a0" draw:name="Chart 1" text:anchor-type="as-char" svg:x="0in" svg:y="0in" svg:width="6.08264in" svg:height="3.37431in" style:rel-width="scale" style:rel-height="scale"><draw:object xlink:href="Object 1/" xlink:type="simple" xlink:show="embed" xlink:actuate="onLoad"/><svg:title/><svg:desc/></draw:frame></text:p>
      <text:p text:style-name="Normal"><text:line-break/>As you can see from the second table in the data, I tried to see if simulating the processors as oppose to using various machines made a difference to the execution time. The trend seems to show that execution time decreases when you use real cores. This is significantly displayed in the huge drop in computation time in ranking sort when carried out on the two different methods.</text:p>
      <text:soft-page-break/>
      <text:p text:style-name="Normal"><draw:frame draw:style-name="a1" draw:name="Chart 2" text:anchor-type="as-char" svg:x="0in" svg:y="0in" svg:width="5in" svg:height="3.20764in" style:rel-width="scale" style:rel-height="scale"><draw:object xlink:href="Object 2/" xlink:type="simple" xlink:show="embed" xlink:actuate="onLoad"/><svg:title/><svg:desc/></draw:frame></text:p>
      <text:p text:style-name="Normal">As you can see from the graph the speed up factor is very high. This indicates that a lot of the program can be parallelized.<text:s/></text:p>
      <text:p text:style-name="Normal">Surprisingly, my data indicates that we achieve superlinear speed up for all sorting algorithms except direct sort. This is because the speedup factor is greater than the number of processors when the number of processors is 2.<text:s/>Superliner speedup is extremely rare in parallel programming and is very rarely understood.</text:p>
      <text:p text:style-name="Normal">We can see the sorting algorithms satisfy both Amdahls law and Gustafson’s law.</text:p>
      <text:p text:style-name="Normal">We can see it satisfies Gustafson’s law, as the execution time stays fixed when we increase the number of elements in the program (the program size), if we increase the number of processors (amount of resources).<text:s/></text:p>
      <text:p text:style-name="Normal">We can see it satisfies Amdahl’s law, as we can see in the results the execution time of the sorting algorithm deceases when we add more processors to parallelize the program. This only improves execution time to a certain point until the cost of communication starts to hurt the performance of the program.</text:p>
      <text:p text:style-name="P246">Conclusion</text:p>
      <text:p text:style-name="Normal">In case of Sorting Algorithms, simply increasing in the number<text:s/>of processors does not necessarily translate into faster run-times.</text:p>
      <text:p text:style-name="Normal">Using real cores on various machines to run you parallel code as oppose to simulated processors can significantly improve execution time.</text:p>
      <text:p text:style-name="Normal">From my results the sorting algorithm has<text:s/>superlinear speed up when run with 2 processors on the sorting algorithms. This is very unusual.</text:p>
      <text:p text:style-name="Normal">The sorting algorithms satisfy both Gustafson’s law and Amdahls law.</text:p>
      <text:p text:style-name="Normal">Gustafson’s law - Execution time is fixed as long as we increase resources with the increase to siz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all</meta:initial-creator>
    <dc:creator>Niall</dc:creator>
    <meta:creation-date>2018-11-29T14:11:00Z</meta:creation-date>
    <dc:date>2019-06-24T18:58:00Z</dc:date>
    <meta:template xlink:href="Normal" xlink:type="simple"/>
    <meta:editing-cycles>3</meta:editing-cycles>
    <meta:editing-duration>PT120S</meta:editing-duration>
    <meta:document-statistic meta:page-count="3" meta:paragraph-count="9" meta:word-count="708" meta:character-count="4736" meta:row-count="33" meta:non-whitespace-character-count="403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42.95pt" svg:width="437.95pt" chart:style-name="Crt0">
        <chart:title chart:style-name="CT00">
          <text:p text:style-name="a0" text:class-names="" text:cond-style-name="">Total Execution Time (Communication and Computation)</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ime</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line" chart:attached-axis="primary-y" chart:style-name="G0S0">
            <chart:data-point chart:repeated="6"/>
          </chart:series>
          <chart:series chart:label-cell-address="local-table.$C$1" chart:values-cell-range-address="local-table.$C$2:.$C$7" chart:class="chart:line" chart:attached-axis="primary-y" chart:style-name="G0S1">
            <chart:data-point chart:repeated="6"/>
          </chart:series>
          <chart:series chart:label-cell-address="local-table.$D$1" chart:values-cell-range-address="local-table.$D$2:.$D$7" chart:class="chart:line"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Odd-Even Sort</text:p>
              </table:table-cell>
              <table:table-cell office:value-type="string">
                <text:p>Direct Sort</text:p>
              </table:table-cell>
              <table:table-cell office:value-type="string">
                <text:p>Bucket Sort</text:p>
              </table:table-cell>
            </table:table-row>
          </table:table-header-rows>
          <table:table-row>
            <table:table-cell office:value-type="string">
              <text:p>NP=1</text:p>
            </table:table-cell>
            <table:table-cell office:value-type="float" office:value="3.7700999999999998E-2"/>
            <table:table-cell office:value-type="float" office:value="3.6875999999999999E-2"/>
            <table:table-cell office:value-type="float" office:value="3.8053999999999998E-2"/>
          </table:table-row>
          <table:table-row>
            <table:table-cell office:value-type="string">
              <text:p>NP=2</text:p>
            </table:table-cell>
            <table:table-cell office:value-type="float" office:value="1.0919000000000002E-2"/>
            <table:table-cell office:value-type="float" office:value="2.4792000000000002E-2"/>
            <table:table-cell office:value-type="float" office:value="1.2673E-2"/>
          </table:table-row>
          <table:table-row>
            <table:table-cell office:value-type="string">
              <text:p>NP=4</text:p>
            </table:table-cell>
            <table:table-cell office:value-type="float" office:value="1.294875E-2"/>
            <table:table-cell office:value-type="float" office:value="1.5196749999999998E-2"/>
            <table:table-cell office:value-type="float" office:value="2.1374999999999998E-2"/>
          </table:table-row>
          <table:table-row>
            <table:table-cell office:value-type="string">
              <text:p>NP=8</text:p>
            </table:table-cell>
            <table:table-cell office:value-type="float" office:value="1.0699875000000001E-2"/>
            <table:table-cell office:value-type="float" office:value="2.2745999999999999E-2"/>
            <table:table-cell office:value-type="float" office:value="1.569475E-2"/>
          </table:table-row>
          <table:table-row>
            <table:table-cell office:value-type="string">
              <text:p>NP=16</text:p>
            </table:table-cell>
            <table:table-cell office:value-type="float" office:value="1.0441001E-2"/>
            <table:table-cell office:value-type="float" office:value="2.0696248E-2"/>
            <table:table-cell office:value-type="float" office:value="3.5226E-2"/>
          </table:table-row>
          <table:table-row>
            <table:table-cell office:value-type="string">
              <text:p>NP=32</text:p>
            </table:table-cell>
            <table:table-cell office:value-type="float" office:value="2.8878094E-2"/>
            <table:table-cell office:value-type="float" office:value="4.4233247999999996E-2"/>
            <table:table-cell office:value-type="float" office:value="5.8273251000000005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G0S3">
      <style:chart-properties chart:symbol-type="none" chart:vertical="false" chart:connect-bars="false" chart:solid-type="cuboid" chart:stacked="false" chart:percentage="false"/>
      <style:graphic-properties draw:fill="solid" draw:fill-color="#ffc00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30.95pt" svg:width="360.0pt" chart:style-name="Crt0">
        <chart:legend chart:legend-position="bottom" chart:legend-align="center" chart:style-name="Lgnd"/>
        <chart:plot-area chart:style-name="Plt0" chart:data-source-has-labels="both">
          <chart:axis chart:dimension="y" chart:name="primary-y" chart:style-name="Axs0">
            <chart:title chart:style-name="AT00">
              <text:p text:style-name="a0" text:class-names="" text:cond-style-name="">Speedup Factor</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series chart:label-cell-address="local-table.$D$1" chart:values-cell-range-address="local-table.$D$2:.$D$6" chart:class="chart:bar" chart:attached-axis="primary-y" chart:style-name="G0S2">
            <chart:data-point chart:repeated="5"/>
          </chart:series>
          <chart:series chart:label-cell-address="local-table.$E$1" chart:values-cell-range-address="local-table.$E$2:.$E$6" chart:class="chart:bar" chart:attached-axis="primary-y" chart:style-name="G0S3">
            <chart:data-point chart:repeated="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Odd-Even Sort</text:p>
              </table:table-cell>
              <table:table-cell office:value-type="string">
                <text:p>Direct Sort</text:p>
              </table:table-cell>
              <table:table-cell office:value-type="string">
                <text:p>Bucket Sort</text:p>
              </table:table-cell>
              <table:table-cell office:value-type="string">
                <text:p>Ranking Sort</text:p>
              </table:table-cell>
            </table:table-row>
          </table:table-header-rows>
          <table:table-row>
            <table:table-cell office:value-type="string">
              <text:p>NP=2</text:p>
            </table:table-cell>
            <table:table-cell office:value-type="float" office:value="3.4527887169154678"/>
            <table:table-cell office:value-type="float" office:value="1.4874152952565343"/>
            <table:table-cell office:value-type="float" office:value="3.0027617770062336"/>
            <table:table-cell office:value-type="float" office:value="2.3521500121087824"/>
          </table:table-row>
          <table:table-row>
            <table:table-cell office:value-type="string">
              <text:p>NP=4</text:p>
            </table:table-cell>
            <table:table-cell office:value-type="float" office:value="2.9115551694178974"/>
            <table:table-cell office:value-type="float" office:value="2.4265714708737067"/>
            <table:table-cell office:value-type="float" office:value="1.7803040935672516"/>
            <table:table-cell office:value-type="float" office:value="4.5933525906019019"/>
          </table:table-row>
          <table:table-row>
            <table:table-cell office:value-type="string">
              <text:p>NP=8</text:p>
            </table:table-cell>
            <table:table-cell office:value-type="float" office:value="3.5234991062979701"/>
            <table:table-cell office:value-type="float" office:value="1.6212081245054075"/>
            <table:table-cell office:value-type="float" office:value="2.4246324407843387"/>
            <table:table-cell office:value-type="float" office:value="4.5624874340784549"/>
          </table:table-row>
          <table:table-row>
            <table:table-cell office:value-type="string">
              <text:p>NP=16</text:p>
            </table:table-cell>
            <table:table-cell office:value-type="float" office:value="3.6108606828023482"/>
            <table:table-cell office:value-type="float" office:value="1.7817722323389245"/>
            <table:table-cell office:value-type="float" office:value="1.0802816101743029"/>
            <table:table-cell office:value-type="float" office:value="4.3887881493403427"/>
          </table:table-row>
          <table:table-row>
            <table:table-cell office:value-type="string">
              <text:p>NP=32</text:p>
            </table:table-cell>
            <table:table-cell office:value-type="float" office:value="1.3055224489538679"/>
            <table:table-cell office:value-type="float" office:value="0.83367154046657399"/>
            <table:table-cell office:value-type="float" office:value="0.65302689221852395"/>
            <table:table-cell office:value-type="float" office:value="4.506556732595502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